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109"/>
    <style:style style:name="ce2" style:family="table-cell" style:parent-style-name="Default" style:data-style-name="N104"/>
    <style:style style:name="ce3" style:family="table-cell" style:parent-style-name="Default" style:data-style-name="N4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Napiecie progowe</text:p>
          </table:table-cell>
          <table:table-cell/>
          <table:table-cell office:value-type="string">
            <text:p>1260V</text:p>
          </table:table-cell>
          <table:table-cell office:value-type="float" office:value="6.3">
            <text:p>6,3</text:p>
          </table:table-cell>
          <table:table-cell office:value-type="string">
            <text:p>podziałk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zas – 1000 zliczen</text:p>
          </table:table-cell>
          <table:table-cell/>
          <table:table-cell office:value-type="string">
            <text:p>20s</text:p>
          </table:table-cell>
          <table:table-cell office:value-type="string">
            <text:p>na napieciu</text:p>
          </table:table-cell>
          <table:table-cell office:value-type="string">
            <text:p>1404V</text:p>
          </table:table-cell>
          <table:table-cell office:value-type="float" office:value="7.02">
            <text:p>7,02</text:p>
          </table:table-cell>
          <table:table-cell office:value-type="string">
            <text:p>podziałka</text:p>
          </table:table-cell>
          <table:table-cell table:number-columns-repeated="3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Arkusz1.R33" table:end-x="1.764cm" table:end-y="0.046cm" draw:z-index="0" draw:style-name="gr1" draw:text-style-name="P1" svg:width="16.003cm" svg:height="9.138cm" svg:x="1.567cm" svg:y="0.048cm">
              <draw:object draw:notify-on-update-of-ranges="Arkusz1.D14:Arkusz1.D32 Arkusz1.E14:Arkusz1.E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office:value-type="string">
            <text:p>Napięcie (helipot)</text:p>
          </table:table-cell>
          <table:table-cell office:value-type="string">
            <text:p>Napięcie [V]</text:p>
          </table:table-cell>
          <table:table-cell office:value-type="string">
            <text:p>Zliczenia</text:p>
          </table:table-cell>
          <table:table-cell office:value-type="string">
            <text:p>t</text:p>
          </table:table-cell>
          <table:table-cell office:value-type="string">
            <text:p>Zliczenia /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4]*200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 table:style-name="ce1" table:formula="of:=[.E14]/20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.1">
            <text:p>6,1</text:p>
          </table:table-cell>
          <table:table-cell table:formula="of:=[.C15]*200"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 table:style-name="ce1" table:formula="of:=[.E15]/20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.2">
            <text:p>6,2</text:p>
          </table:table-cell>
          <table:table-cell table:formula="of:=[.C16]*200"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 table:style-name="ce1" table:formula="of:=[.E16]/20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.3">
            <text:p>6,3</text:p>
          </table:table-cell>
          <table:table-cell table:formula="of:=[.C17]*200" office:value-type="float" office:value="1260">
            <text:p>1260</text:p>
          </table:table-cell>
          <table:table-cell office:value-type="float" office:value="56">
            <text:p>56</text:p>
          </table:table-cell>
          <table:table-cell office:value-type="string">
            <text:p>20s</text:p>
          </table:table-cell>
          <table:table-cell table:style-name="ce1" table:formula="of:=[.E17]/20" office:value-type="float" office:value="2.8">
            <text:p>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.4">
            <text:p>6,4</text:p>
          </table:table-cell>
          <table:table-cell table:formula="of:=[.C18]*200" office:value-type="float" office:value="1280">
            <text:p>1280</text:p>
          </table:table-cell>
          <table:table-cell office:value-type="float" office:value="808">
            <text:p>808</text:p>
          </table:table-cell>
          <table:table-cell office:value-type="string">
            <text:p>20s</text:p>
          </table:table-cell>
          <table:table-cell table:style-name="ce1" table:formula="of:=[.E18]/20" office:value-type="float" office:value="40.4">
            <text:p>40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formula="of:=[.C19]*200" office:value-type="float" office:value="1300">
            <text:p>1300</text:p>
          </table:table-cell>
          <table:table-cell office:value-type="float" office:value="857">
            <text:p>857</text:p>
          </table:table-cell>
          <table:table-cell office:value-type="string">
            <text:p>20s</text:p>
          </table:table-cell>
          <table:table-cell table:style-name="ce1" table:formula="of:=[.E19]/20" office:value-type="float" office:value="42.85">
            <text:p>42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.6">
            <text:p>6,6</text:p>
          </table:table-cell>
          <table:table-cell table:formula="of:=[.C20]*200" office:value-type="float" office:value="1320">
            <text:p>1320</text:p>
          </table:table-cell>
          <table:table-cell office:value-type="float" office:value="900">
            <text:p>900</text:p>
          </table:table-cell>
          <table:table-cell office:value-type="string">
            <text:p>20s</text:p>
          </table:table-cell>
          <table:table-cell table:style-name="ce1" table:formula="of:=[.E20]/20" office:value-type="float" office:value="45">
            <text:p>45,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  <table:table-cell table:formula="of:=[.C21]*200" office:value-type="float" office:value="1340">
            <text:p>1340</text:p>
          </table:table-cell>
          <table:table-cell office:value-type="float" office:value="857">
            <text:p>857</text:p>
          </table:table-cell>
          <table:table-cell office:value-type="string">
            <text:p>20s</text:p>
          </table:table-cell>
          <table:table-cell table:style-name="ce1" table:formula="of:=[.E21]/20" office:value-type="float" office:value="42.85">
            <text:p>42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.8">
            <text:p>6,8</text:p>
          </table:table-cell>
          <table:table-cell table:formula="of:=[.C22]*200" office:value-type="float" office:value="1360">
            <text:p>1360</text:p>
          </table:table-cell>
          <table:table-cell office:value-type="float" office:value="891">
            <text:p>891</text:p>
          </table:table-cell>
          <table:table-cell office:value-type="string">
            <text:p>20s</text:p>
          </table:table-cell>
          <table:table-cell table:style-name="ce1" table:formula="of:=[.E22]/20" office:value-type="float" office:value="44.55">
            <text:p>44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 table:formula="of:=[.C23]*200" office:value-type="float" office:value="1380">
            <text:p>1380</text:p>
          </table:table-cell>
          <table:table-cell office:value-type="float" office:value="866">
            <text:p>866</text:p>
          </table:table-cell>
          <table:table-cell office:value-type="string">
            <text:p>20s</text:p>
          </table:table-cell>
          <table:table-cell table:style-name="ce1" table:formula="of:=[.E23]/20" office:value-type="float" office:value="43.3">
            <text:p>43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24]*200" office:value-type="float" office:value="1400">
            <text:p>1400</text:p>
          </table:table-cell>
          <table:table-cell office:value-type="float" office:value="907">
            <text:p>907</text:p>
          </table:table-cell>
          <table:table-cell office:value-type="string">
            <text:p>20s</text:p>
          </table:table-cell>
          <table:table-cell table:style-name="ce1" table:formula="of:=[.E24]/20" office:value-type="float" office:value="45.35">
            <text:p>45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.1">
            <text:p>7,1</text:p>
          </table:table-cell>
          <table:table-cell table:formula="of:=[.C25]*200" office:value-type="float" office:value="1420">
            <text:p>1420</text:p>
          </table:table-cell>
          <table:table-cell office:value-type="float" office:value="920">
            <text:p>920</text:p>
          </table:table-cell>
          <table:table-cell office:value-type="string">
            <text:p>20s</text:p>
          </table:table-cell>
          <table:table-cell table:style-name="ce1" table:formula="of:=[.E25]/20" office:value-type="float" office:value="46">
            <text:p>46,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.2">
            <text:p>7,2</text:p>
          </table:table-cell>
          <table:table-cell table:formula="of:=[.C26]*200" office:value-type="float" office:value="1440">
            <text:p>1440</text:p>
          </table:table-cell>
          <table:table-cell office:value-type="float" office:value="927">
            <text:p>927</text:p>
          </table:table-cell>
          <table:table-cell office:value-type="string">
            <text:p>20s</text:p>
          </table:table-cell>
          <table:table-cell table:style-name="ce1" table:formula="of:=[.E26]/20" office:value-type="float" office:value="46.35">
            <text:p>46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.3">
            <text:p>7,3</text:p>
          </table:table-cell>
          <table:table-cell table:formula="of:=[.C27]*200" office:value-type="float" office:value="1460">
            <text:p>1460</text:p>
          </table:table-cell>
          <table:table-cell office:value-type="float" office:value="907">
            <text:p>907</text:p>
          </table:table-cell>
          <table:table-cell office:value-type="string">
            <text:p>20s</text:p>
          </table:table-cell>
          <table:table-cell table:style-name="ce1" table:formula="of:=[.E27]/20" office:value-type="float" office:value="45.35">
            <text:p>45,4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Na biurku dalek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zas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piecie</text:p>
          </table:table-cell>
          <table:table-cell office:value-type="float" office:value="6.8">
            <text:p>6,8</text:p>
          </table:table-cell>
          <table:table-cell office:value-type="string">
            <text:p>1360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Wynik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7" table:formula="of:=FREQUENCY([.C37:.C136];[.F38:.F43])"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Arkusz1.R63" table:end-x="0.145cm" table:end-y="0.346cm" draw:z-index="1" draw:style-name="gr1" draw:text-style-name="P1" svg:width="16.828cm" svg:height="9.115cm" svg:x="1.382cm" svg:y="0.346cm">
              <draw:object draw:notify-on-update-of-ranges="Arkusz1.G38:Arkusz1.G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32">
            <text:p>42,32</text:p>
          </table:table-cell>
          <table:table-cell table:formula="of:=(([.G51]-[.H51])^2)/[.H51]" office:value-type="float" office:value="0.12718336483932">
            <text:p>0,12718336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6.39">
            <text:p>36,39</text:p>
          </table:table-cell>
          <table:table-cell table:formula="of:=(([.G52]-[.H52])^2)/[.H52]" office:value-type="float" office:value="0.864855729596043">
            <text:p>0,8648557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.64">
            <text:p>15,64</text:p>
          </table:table-cell>
          <table:table-cell table:formula="of:=(([.G53]-[.H53])^2)/[.H53]" office:value-type="float" office:value="1.37657289002558">
            <text:p>1,37657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48">
            <text:p>4,48</text:p>
          </table:table-cell>
          <table:table-cell table:formula="of:=(([.G54]-[.H54])^2)/[.H54]" office:value-type="float" office:value="0.515714285714285">
            <text:p>0,51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table:formula="of:=(([.G55]-[.H55])^2)/[.H55]" office:value-type="float" office:value="0.00166666666666667">
            <text:p>0,001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table:formula="of:=(([.G56]-[.H56])^2)/[.H56]" office:value-type="float" office:value="0.16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office:value-type="string">
            <text:p>X</text:p>
          </table:table-cell>
          <table:table-cell table:formula="of:=SUM([.I51:.I56])" office:value-type="float" office:value="3.04599293684189">
            <text:p>3,0459929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0.86">
            <text:p>0,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7:.C136])" office:value-type="float" office:value="0.86">
            <text:p>0,86</text:p>
          </table:table-cell>
          <table:table-cell table:number-columns-repeated="8"/>
        </table:table-row>
      </table:table>
      <table:table table:name="Srebro" table:style-name="ta1" table:print="false">
        <table:table-column table:style-name="co1" table:number-columns-repeated="4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-0</text:p>
          </table:table-cell>
          <table:table-cell table:style-name="ce3" office:value-type="time" office:time-value="PT15H18M00S">
            <text:p>15:18:00</text:p>
          </table:table-cell>
          <table:table-cell/>
          <table:table-cell office:value-type="string">
            <text:p>T-1</text:p>
          </table:table-cell>
          <table:table-cell table:style-name="ce3" office:value-type="time" office:time-value="PT15H28M00S">
            <text:p>15:28:0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zas [s]</text:p>
          </table:table-cell>
          <table:table-cell office:value-type="string">
            <text:p>Zliczenia</text:p>
          </table:table-cell>
          <table:table-cell table:number-columns-repeated="4"/>
          <table:table-cell office:value-type="string">
            <text:p>tau1</text:p>
          </table:table-cell>
          <table:table-cell office:value-type="string">
            <text:p>lambda1</text:p>
          </table:table-cell>
          <table:table-cell office:value-type="string">
            <text:p>lambda2</text:p>
          </table:table-cell>
          <table:table-cell office:value-type="string">
            <text:p>tau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4"/>
          <table:table-cell table:formula="of:=LN(2)/[.J6]" office:value-type="float" office:value="142.505588108541">
            <text:p>142,5055881085</text:p>
          </table:table-cell>
          <table:table-cell office:value-type="float" office:value="0.004864">
            <text:p>0,004864</text:p>
          </table:table-cell>
          <table:table-cell office:value-type="float" office:value="0.0314">
            <text:p>0,0314</text:p>
          </table:table-cell>
          <table:table-cell table:formula="of:=LN(2)/[.K6]" office:value-type="float" office:value="22.0747509732467">
            <text:p>22,0747509732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73">
            <text:p>1973</text:p>
          </table:table-cell>
          <table:table-cell table:number-columns-repeated="4"/>
          <table:table-cell table:formula="of:=(LN(2)*[.J7])/([.J6]*[.J6])" office:value-type="float" office:value="2.49033202903495">
            <text:p>2,490332029</text:p>
          </table:table-cell>
          <table:table-cell office:value-type="float" office:value="0.000085">
            <text:p>0,000085</text:p>
          </table:table-cell>
          <table:table-cell office:value-type="float" office:value="0.0017">
            <text:p>0,0017</text:p>
          </table:table-cell>
          <table:table-cell table:formula="of:=(LN(2)*[.K7])/([.K6]*[.K6])" office:value-type="float" office:value="1.19512982976176">
            <text:p>1,195129829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533">
            <text:p>15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394">
            <text:p>13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204">
            <text:p>12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949">
            <text:p>9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929">
            <text:p>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82">
            <text:p>7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95">
            <text:p>6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634">
            <text:p>6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547">
            <text:p>5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485">
            <text:p>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494">
            <text:p>4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386">
            <text:p>3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439">
            <text:p>4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381">
            <text:p>3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359">
            <text:p>3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324">
            <text:p>3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356">
            <text:p>3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322">
            <text:p>3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317">
            <text:p>3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277">
            <text:p>2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232">
            <text:p>2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239">
            <text:p>2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189">
            <text:p>1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float" office:value="152">
            <text:p>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office:value-type="float" office:value="161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office:value-type="float" office:value="134">
            <text:p>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office:value-type="float" office:value="136">
            <text:p>1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float" office:value="127">
            <text:p>1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office:value-type="float" office:value="134">
            <text:p>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6">
            <text:p>366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2">
            <text:p>372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8">
            <text:p>378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4">
            <text:p>384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6">
            <text:p>396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8">
            <text:p>408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4">
            <text:p>414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6">
            <text:p>426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2">
            <text:p>432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4">
            <text:p>444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6">
            <text:p>456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2">
            <text:p>462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4">
            <text:p>474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4">
            <text:p>504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6">
            <text:p>516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2">
            <text:p>522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8">
            <text:p>528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6">
            <text:p>546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2">
            <text:p>55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8">
            <text:p>558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4">
            <text:p>564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6">
            <text:p>576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4">
            <text:p>594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6">
            <text:p>606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2">
            <text:p>612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8">
            <text:p>618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4">
            <text:p>624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6">
            <text:p>636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2">
            <text:p>64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4">
            <text:p>654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>
            <text:p>660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6">
            <text:p>666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2">
            <text:p>672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4">
            <text:p>68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6">
            <text:p>696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2">
            <text:p>702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8">
            <text:p>70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4">
            <text:p>714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6">
            <text:p>726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2">
            <text:p>73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8">
            <text:p>73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4">
            <text:p>74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8"/>
        </table:table-row>
      </table:table>
      <table:table table:name="III pomiar" table:style-name="ta1" table:print="false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Liczba</text:p>
          </table:table-cell>
          <table:table-cell office:value-type="string">
            <text:p>Zliczenia</text:p>
          </table:table-cell>
          <table:table-cell office:value-type="string">
            <text:p>Teo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EXP(-(([.D4]-[.$D$205])^2)/(2*[.$F$201]^2))/([.$F$201]*SQRT(2*PI()))" office:value-type="float" office:value="0.0178316000931928">
            <text:p>0,01783160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/>
          <table:table-cell office:value-type="string">
            <text:p>Min</text:p>
          </table:table-cell>
          <table:table-cell table:formula="of:=MIN([.D4:.D203])" office:value-type="float" office:value="503">
            <text:p>5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40">
            <text:p>540</text:p>
          </table:table-cell>
          <table:table-cell/>
          <table:table-cell office:value-type="string">
            <text:p>Max</text:p>
          </table:table-cell>
          <table:table-cell table:formula="of:=MAX([.D4:.D203])" office:value-type="float" office:value="612">
            <text:p>612</text:p>
          </table:table-cell>
          <table:table-cell table:number-columns-repeated="6"/>
          <table:table-cell>
            <draw:frame table:end-cell-address="'III pomiar'.V27" table:end-x="0.011cm" table:end-y="0.36cm" draw:z-index="0" draw:style-name="gr1" draw:text-style-name="P1" svg:width="15.999cm" svg:height="9.11cm" svg:x="2.077cm" svg:y="0.365cm">
              <draw:object draw:notify-on-update-of-ranges="'III pomiar'.H8:'III pomiar'.H3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WYNIK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matrix-columns-spanned="1" table:number-matrix-rows-spanned="25" table:formula="of:=FREQUENCY([.D4:.D203];[.G8:.G31])" office:value-type="float" office:value="0">
            <text:p>0</text:p>
          </table:table-cell>
          <table:table-cell table:style-name="ce4" table:formula="of:=1000*EXP(-(([.$D$205]-[.G8])^2)/(2*[.$F$201]^2))/([.$F$201]*SQRT(2*PI()))" office:value-type="float" office:value="1.30909927417173">
            <text:p>1,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15">
            <text:p>515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table:style-name="ce4" table:formula="of:=1000*EXP(-(([.$D$205]-[.G9])^2)/(2*[.$F$201]^2))/([.$F$201]*SQRT(2*PI()))" office:value-type="float" office:value="2.41133766810827">
            <text:p>2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27">
            <text:p>527</text:p>
          </table:table-cell>
          <table:table-cell table:number-columns-repeated="2"/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table:style-name="ce4" table:formula="of:=1000*EXP(-(([.$D$205]-[.G10])^2)/(2*[.$F$201]^2))/([.$F$201]*SQRT(2*PI()))" office:value-type="float" office:value="4.12200514687772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table:style-name="ce4" table:formula="of:=1000*EXP(-(([.$D$205]-[.G11])^2)/(2*[.$F$201]^2))/([.$F$201]*SQRT(2*PI()))" office:value-type="float" office:value="6.53919186298998">
            <text:p>6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table:style-name="ce4" table:formula="of:=1000*EXP(-(([.$D$205]-[.G12])^2)/(2*[.$F$201]^2))/([.$F$201]*SQRT(2*PI()))" office:value-type="float" office:value="9.62730389907614">
            <text:p>9,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table:style-name="ce4" table:formula="of:=1000*EXP(-(([.$D$205]-[.G13])^2)/(2*[.$F$201]^2))/([.$F$201]*SQRT(2*PI()))" office:value-type="float" office:value="13.1537727110706">
            <text:p>13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54">
            <text:p>554</text:p>
          </table:table-cell>
          <table:table-cell table:number-columns-repeated="2"/>
          <table:table-cell office:value-type="float" office:value="530">
            <text:p>530</text:p>
          </table:table-cell>
          <table:table-cell office:value-type="float" office:value="23">
            <text:p>23</text:p>
          </table:table-cell>
          <table:table-cell table:style-name="ce4" table:formula="of:=1000*EXP(-(([.$D$205]-[.G14])^2)/(2*[.$F$201]^2))/([.$F$201]*SQRT(2*PI()))" office:value-type="float" office:value="16.6786554213279">
            <text:p>16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  <table:table-cell table:style-name="ce4" table:formula="of:=1000*EXP(-(([.$D$205]-[.G15])^2)/(2*[.$F$201]^2))/([.$F$201]*SQRT(2*PI()))" office:value-type="float" office:value="19.6262257643139">
            <text:p>19,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table:style-name="ce4" table:formula="of:=1000*EXP(-(([.$D$205]-[.G16])^2)/(2*[.$F$201]^2))/([.$F$201]*SQRT(2*PI()))" office:value-type="float" office:value="21.4327350488633">
            <text:p>21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table:number-columns-repeated="2"/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  <table:table-cell table:style-name="ce4" table:formula="of:=1000*EXP(-(([.$D$205]-[.G17])^2)/(2*[.$F$201]^2))/([.$F$201]*SQRT(2*PI()))" office:value-type="float" office:value="21.7211818300865">
            <text:p>21,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61">
            <text:p>561</text:p>
          </table:table-cell>
          <table:table-cell table:number-columns-repeated="2"/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table:style-name="ce4" table:formula="of:=1000*EXP(-(([.$D$205]-[.G18])^2)/(2*[.$F$201]^2))/([.$F$201]*SQRT(2*PI()))" office:value-type="float" office:value="20.4293410171101">
            <text:p>20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table:style-name="ce4" table:formula="of:=1000*EXP(-(([.$D$205]-[.G19])^2)/(2*[.$F$201]^2))/([.$F$201]*SQRT(2*PI()))" office:value-type="float" office:value="17.8316000931928">
            <text:p>17,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table:style-name="ce4" table:formula="of:=1000*EXP(-(([.$D$205]-[.G20])^2)/(2*[.$F$201]^2))/([.$F$201]*SQRT(2*PI()))" office:value-type="float" office:value="14.4441278686302">
            <text:p>14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521">
            <text:p>521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table:style-name="ce4" table:formula="of:=1000*EXP(-(([.$D$205]-[.G21])^2)/(2*[.$F$201]^2))/([.$F$201]*SQRT(2*PI()))" office:value-type="float" office:value="10.8581886814354">
            <text:p>10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table:number-columns-repeated="2"/>
          <table:table-cell office:value-type="float" office:value="570">
            <text:p>570</text:p>
          </table:table-cell>
          <table:table-cell office:value-type="float" office:value="12">
            <text:p>12</text:p>
          </table:table-cell>
          <table:table-cell table:style-name="ce4" table:formula="of:=1000*EXP(-(([.$D$205]-[.G22])^2)/(2*[.$F$201]^2))/([.$F$201]*SQRT(2*PI()))" office:value-type="float" office:value="7.57510216731956">
            <text:p>7,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table:style-name="ce4" table:formula="of:=1000*EXP(-(([.$D$205]-[.G23])^2)/(2*[.$F$201]^2))/([.$F$201]*SQRT(2*PI()))" office:value-type="float" office:value="4.90438613720917">
            <text:p>4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578">
            <text:p>578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table:style-name="ce4" table:formula="of:=1000*EXP(-(([.$D$205]-[.G24])^2)/(2*[.$F$201]^2))/([.$F$201]*SQRT(2*PI()))" office:value-type="float" office:value="2.94676748158366">
            <text:p>2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558">
            <text:p>558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table:style-name="ce4" table:formula="of:=1000*EXP(-(([.$D$205]-[.G25])^2)/(2*[.$F$201]^2))/([.$F$201]*SQRT(2*PI()))" office:value-type="float" office:value="1.64313078338207">
            <text:p>1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597">
            <text:p>597</text:p>
          </table:table-cell>
          <table:table-cell table:number-columns-repeated="2"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table:style-name="ce4" table:formula="of:=1000*EXP(-(([.$D$205]-[.G26])^2)/(2*[.$F$201]^2))/([.$F$201]*SQRT(2*PI()))" office:value-type="float" office:value="0.850282902572607">
            <text:p>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style-name="ce4" table:formula="of:=1000*EXP(-(([.$D$205]-[.G27])^2)/(2*[.$F$201]^2))/([.$F$201]*SQRT(2*PI()))" office:value-type="float" office:value="0.408338013514147">
            <text:p>0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4" table:formula="of:=1000*EXP(-(([.$D$205]-[.G28])^2)/(2*[.$F$201]^2))/([.$F$201]*SQRT(2*PI()))" office:value-type="float" office:value="0.181987361246133">
            <text:p>0,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style-name="ce4" table:formula="of:=1000*EXP(-(([.$D$205]-[.G29])^2)/(2*[.$F$201]^2))/([.$F$201]*SQRT(2*PI()))" office:value-type="float" office:value="0.07527100160733">
            <text:p>0,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528">
            <text:p>528</text:p>
          </table:table-cell>
          <table:table-cell table:number-columns-repeated="2"/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style-name="ce4" table:formula="of:=1000*EXP(-(([.$D$205]-[.G30])^2)/(2*[.$F$201]^2))/([.$F$201]*SQRT(2*PI()))" office:value-type="float" office:value="0.0288921069089145">
            <text:p>0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36">
            <text:p>536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table:style-name="ce4" table:formula="of:=1000*EXP(-(([.$D$205]-[.G31])^2)/(2*[.$F$201]^2))/([.$F$201]*SQRT(2*PI()))" office:value-type="float" office:value="0.0102919053193867">
            <text:p>0,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67">
            <text:p>567</text:p>
          </table:table-cell>
          <table:table-cell table:number-columns-repeated="2"/>
          <table:table-cell/>
          <table:table-cell office:value-type="float" office:value="0">
            <text:p>0</text:p>
          </table:table-cell>
          <table:table-cell table:style-name="ce4" table:formula="of:=1000*EXP(-(([.$D$205]-[.G32])^2)/(2*[.$F$201]^2))/([.$F$201]*SQRT(2*PI()))" office:value-type="float" office:value="6.19348367583688E-191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24">
            <text:p>5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519">
            <text:p>5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562">
            <text:p>5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560">
            <text:p>5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548">
            <text:p>5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550">
            <text:p>5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55">
            <text:p>5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546">
            <text:p>546</text:p>
          </table:table-cell>
          <table:table-cell table:number-columns-repeated="11"/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503">
            <text:p>503</text:p>
          </table:table-cell>
          <table:table-cell table:number-columns-repeated="4"/>
          <table:table-cell office:value-type="string">
            <text:p>$-\inf – 500$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572">
            <text:p>572</text:p>
          </table:table-cell>
          <table:table-cell table:number-columns-repeated="4"/>
          <table:table-cell office:value-type="string">
            <text:p>500-505 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5">
            <text:p>505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515">
            <text:p>515</text:p>
          </table:table-cell>
          <table:table-cell table:number-columns-repeated="4"/>
          <table:table-cell office:value-type="string">
            <text:p>505-510 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10">
            <text:p>510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536">
            <text:p>536</text:p>
          </table:table-cell>
          <table:table-cell table:number-columns-repeated="4"/>
          <table:table-cell office:value-type="string">
            <text:p>510-515 </text:p>
          </table:table-cell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39">
            <text:p>539</text:p>
          </table:table-cell>
          <table:table-cell table:number-columns-repeated="4"/>
          <table:table-cell office:value-type="string">
            <text:p>515-520 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520">
            <text:p>520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531">
            <text:p>531</text:p>
          </table:table-cell>
          <table:table-cell table:number-columns-repeated="4"/>
          <table:table-cell office:value-type="string">
            <text:p>520-525 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525">
            <text:p>52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543">
            <text:p>543</text:p>
          </table:table-cell>
          <table:table-cell table:number-columns-repeated="4"/>
          <table:table-cell office:value-type="string">
            <text:p>525-530 </text:p>
          </table:table-cell>
          <table:table-cell office:value-type="float" office:value="530">
            <text:p>53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530">
            <text:p>530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529">
            <text:p>529</text:p>
          </table:table-cell>
          <table:table-cell table:number-columns-repeated="4"/>
          <table:table-cell office:value-type="string">
            <text:p>530-535 </text:p>
          </table:table-cell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535">
            <text:p>535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548">
            <text:p>548</text:p>
          </table:table-cell>
          <table:table-cell table:number-columns-repeated="4"/>
          <table:table-cell office:value-type="string">
            <text:p>535-540 </text:p>
          </table:table-cell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539">
            <text:p>539</text:p>
          </table:table-cell>
          <table:table-cell table:number-columns-repeated="4"/>
          <table:table-cell office:value-type="string">
            <text:p>540-545 </text:p>
          </table:table-cell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545">
            <text:p>545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574">
            <text:p>574</text:p>
          </table:table-cell>
          <table:table-cell table:number-columns-repeated="4"/>
          <table:table-cell office:value-type="string">
            <text:p>545-550 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544">
            <text:p>544</text:p>
          </table:table-cell>
          <table:table-cell table:number-columns-repeated="4"/>
          <table:table-cell office:value-type="string">
            <text:p>550-555 </text:p>
          </table:table-cell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555">
            <text:p>55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533">
            <text:p>533</text:p>
          </table:table-cell>
          <table:table-cell table:number-columns-repeated="4"/>
          <table:table-cell office:value-type="string">
            <text:p>555-560 </text:p>
          </table:table-cell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560">
            <text:p>560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568">
            <text:p>568</text:p>
          </table:table-cell>
          <table:table-cell table:number-columns-repeated="4"/>
          <table:table-cell office:value-type="string">
            <text:p>560-565 </text:p>
          </table:table-cell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558">
            <text:p>558</text:p>
          </table:table-cell>
          <table:table-cell table:number-columns-repeated="4"/>
          <table:table-cell office:value-type="string">
            <text:p>565-570 </text:p>
          </table:table-cell>
          <table:table-cell office:value-type="float" office:value="570">
            <text:p>570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570">
            <text:p>570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587">
            <text:p>587</text:p>
          </table:table-cell>
          <table:table-cell table:number-columns-repeated="4"/>
          <table:table-cell office:value-type="string">
            <text:p>570-575 </text:p>
          </table:table-cell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559">
            <text:p>559</text:p>
          </table:table-cell>
          <table:table-cell table:number-columns-repeated="4"/>
          <table:table-cell office:value-type="string">
            <text:p>575-580 </text:p>
          </table:table-cell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80">
            <text:p>580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521">
            <text:p>521</text:p>
          </table:table-cell>
          <table:table-cell table:number-columns-repeated="4"/>
          <table:table-cell office:value-type="string">
            <text:p>580-585 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85">
            <text:p>585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520">
            <text:p>520</text:p>
          </table:table-cell>
          <table:table-cell table:number-columns-repeated="4"/>
          <table:table-cell office:value-type="string">
            <text:p>585-590 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90">
            <text:p>590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536">
            <text:p>536</text:p>
          </table:table-cell>
          <table:table-cell table:number-columns-repeated="4"/>
          <table:table-cell office:value-type="string">
            <text:p>590-595 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568">
            <text:p>568</text:p>
          </table:table-cell>
          <table:table-cell table:number-columns-repeated="4"/>
          <table:table-cell office:value-type="string">
            <text:p>595-600 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538">
            <text:p>538</text:p>
          </table:table-cell>
          <table:table-cell table:number-columns-repeated="4"/>
          <table:table-cell office:value-type="string">
            <text:p>600-605 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05">
            <text:p>605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table:number-columns-repeated="4"/>
          <table:table-cell office:value-type="string">
            <text:p>605-610 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10">
            <text:p>610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table:number-columns-repeated="4"/>
          <table:table-cell office:value-type="string">
            <text:p>610-615 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15">
            <text:p>6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38">
            <text:p>538</text:p>
          </table:table-cell>
          <table:table-cell table:number-columns-repeated="4"/>
          <table:table-cell office:value-type="string">
            <text:p>$-615-\inf$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570">
            <text:p>5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541">
            <text:p>5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563">
            <text:p>5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551">
            <text:p>551</text:p>
          </table:table-cell>
          <table:table-cell table:number-columns-repeated="10"/>
          <table:table-cell office:value-type="string">
            <text:p>chi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535">
            <text:p>5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$-\inf – 500$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4" table:formula="of:=1000*EXP(-(([.$D$205]-[.L70])^2)/(2*[.$F$201]^2))/([.$F$201]*SQRT(2*PI()))" office:value-type="float" office:value="1.30909927417173">
            <text:p>1,31</text:p>
          </table:table-cell>
          <table:table-cell table:style-name="ce4" table:formula="of:=(([.N70]-[.M70])^2)/[.N70]" office:value-type="float" office:value="1.30909927417173">
            <text:p>1,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537">
            <text:p>537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500-505 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table:style-name="ce4" table:formula="of:=1000*EXP(-(([.$D$205]-[.L71])^2)/(2*[.$F$201]^2))/([.$F$201]*SQRT(2*PI()))" office:value-type="float" office:value="2.41133766810827">
            <text:p>2,41</text:p>
          </table:table-cell>
          <table:table-cell table:style-name="ce4" table:formula="of:=(([.N71]-[.M71])^2)/[.N71]" office:value-type="float" office:value="0.826045244415706">
            <text:p>0,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525">
            <text:p>525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505-510 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table:style-name="ce4" table:formula="of:=1000*EXP(-(([.$D$205]-[.L72])^2)/(2*[.$F$201]^2))/([.$F$201]*SQRT(2*PI()))" office:value-type="float" office:value="4.12200514687772">
            <text:p>4,12</text:p>
          </table:table-cell>
          <table:table-cell table:style-name="ce4" table:formula="of:=(([.N72]-[.M72])^2)/[.N72]" office:value-type="float" office:value="1.09240665232704">
            <text:p>1,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524">
            <text:p>524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510-515 </text:p>
          </table:table-cell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table:style-name="ce4" table:formula="of:=1000*EXP(-(([.$D$205]-[.L73])^2)/(2*[.$F$201]^2))/([.$F$201]*SQRT(2*PI()))" office:value-type="float" office:value="6.53919186298998">
            <text:p>6,54</text:p>
          </table:table-cell>
          <table:table-cell table:style-name="ce4" table:formula="of:=(([.N73]-[.M73])^2)/[.N73]" office:value-type="float" office:value="0.0324725353810854">
            <text:p>0,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561">
            <text:p>56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515-520 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table:style-name="ce4" table:formula="of:=1000*EXP(-(([.$D$205]-[.L74])^2)/(2*[.$F$201]^2))/([.$F$201]*SQRT(2*PI()))" office:value-type="float" office:value="9.62730389907614">
            <text:p>9,63</text:p>
          </table:table-cell>
          <table:table-cell table:style-name="ce4" table:formula="of:=(([.N74]-[.M74])^2)/[.N74]" office:value-type="float" office:value="1.36666856205875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541">
            <text:p>54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520-525 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table:style-name="ce4" table:formula="of:=1000*EXP(-(([.$D$205]-[.L75])^2)/(2*[.$F$201]^2))/([.$F$201]*SQRT(2*PI()))" office:value-type="float" office:value="13.1537727110706">
            <text:p>13,15</text:p>
          </table:table-cell>
          <table:table-cell table:style-name="ce4" table:formula="of:=(([.N75]-[.M75])^2)/[.N75]" office:value-type="float" office:value="0.00179766270783323">
            <text:p>0,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544">
            <text:p>544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525-530 </text:p>
          </table:table-cell>
          <table:table-cell office:value-type="float" office:value="530">
            <text:p>530</text:p>
          </table:table-cell>
          <table:table-cell office:value-type="float" office:value="23">
            <text:p>23</text:p>
          </table:table-cell>
          <table:table-cell table:style-name="ce4" table:formula="of:=1000*EXP(-(([.$D$205]-[.L76])^2)/(2*[.$F$201]^2))/([.$F$201]*SQRT(2*PI()))" office:value-type="float" office:value="16.6786554213279">
            <text:p>16,68</text:p>
          </table:table-cell>
          <table:table-cell table:style-name="ce4" table:formula="of:=(([.N76]-[.M76])^2)/[.N76]" office:value-type="float" office:value="2.39584044833785">
            <text:p>2,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540">
            <text:p>540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530-535 </text:p>
          </table:table-cell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  <table:table-cell table:style-name="ce4" table:formula="of:=1000*EXP(-(([.$D$205]-[.L77])^2)/(2*[.$F$201]^2))/([.$F$201]*SQRT(2*PI()))" office:value-type="float" office:value="19.6262257643139">
            <text:p>19,63</text:p>
          </table:table-cell>
          <table:table-cell table:style-name="ce4" table:formula="of:=(([.N77]-[.M77])^2)/[.N77]" office:value-type="float" office:value="0.00711839254986814">
            <text:p>0,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549">
            <text:p>549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string">
            <text:p>535-540 </text:p>
          </table:table-cell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table:style-name="ce4" table:formula="of:=1000*EXP(-(([.$D$205]-[.L78])^2)/(2*[.$F$201]^2))/([.$F$201]*SQRT(2*PI()))" office:value-type="float" office:value="21.4327350488633">
            <text:p>21,43</text:p>
          </table:table-cell>
          <table:table-cell table:style-name="ce4" table:formula="of:=(([.N78]-[.M78])^2)/[.N78]" office:value-type="float" office:value="2.67177748010925">
            <text:p>2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521">
            <text:p>521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540-545 </text:p>
          </table:table-cell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  <table:table-cell table:style-name="ce4" table:formula="of:=1000*EXP(-(([.$D$205]-[.L79])^2)/(2*[.$F$201]^2))/([.$F$201]*SQRT(2*PI()))" office:value-type="float" office:value="21.7211818300865">
            <text:p>21,72</text:p>
          </table:table-cell>
          <table:table-cell table:style-name="ce4" table:formula="of:=(([.N79]-[.M79])^2)/[.N79]" office:value-type="float" office:value="0.0239445181259174">
            <text:p>0,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527">
            <text:p>527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string">
            <text:p>545-550 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table:style-name="ce4" table:formula="of:=1000*EXP(-(([.$D$205]-[.L80])^2)/(2*[.$F$201]^2))/([.$F$201]*SQRT(2*PI()))" office:value-type="float" office:value="20.4293410171101">
            <text:p>20,43</text:p>
          </table:table-cell>
          <table:table-cell table:style-name="ce4" table:formula="of:=(([.N80]-[.M80])^2)/[.N80]" office:value-type="float" office:value="2.02338518308906">
            <text:p>2,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529">
            <text:p>52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string">
            <text:p>550-555 </text:p>
          </table:table-cell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table:style-name="ce4" table:formula="of:=1000*EXP(-(([.$D$205]-[.L81])^2)/(2*[.$F$201]^2))/([.$F$201]*SQRT(2*PI()))" office:value-type="float" office:value="17.8316000931928">
            <text:p>17,83</text:p>
          </table:table-cell>
          <table:table-cell table:style-name="ce4" table:formula="of:=(([.N81]-[.M81])^2)/[.N81]" office:value-type="float" office:value="2.61730633198354">
            <text:p>2,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537">
            <text:p>537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string">
            <text:p>555-560 </text:p>
          </table:table-cell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table:style-name="ce4" table:formula="of:=1000*EXP(-(([.$D$205]-[.L82])^2)/(2*[.$F$201]^2))/([.$F$201]*SQRT(2*PI()))" office:value-type="float" office:value="14.4441278686302">
            <text:p>14,44</text:p>
          </table:table-cell>
          <table:table-cell table:style-name="ce4" table:formula="of:=(([.N82]-[.M82])^2)/[.N82]" office:value-type="float" office:value="0.0213923491431171">
            <text:p>0,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564">
            <text:p>564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560-565 </text:p>
          </table:table-cell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table:style-name="ce4" table:formula="of:=1000*EXP(-(([.$D$205]-[.L83])^2)/(2*[.$F$201]^2))/([.$F$201]*SQRT(2*PI()))" office:value-type="float" office:value="10.8581886814354">
            <text:p>10,86</text:p>
          </table:table-cell>
          <table:table-cell table:style-name="ce4" table:formula="of:=(([.N83]-[.M83])^2)/[.N83]" office:value-type="float" office:value="0.120069113316405">
            <text:p>0,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528">
            <text:p>528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string">
            <text:p>565-570 </text:p>
          </table:table-cell>
          <table:table-cell office:value-type="float" office:value="570">
            <text:p>570</text:p>
          </table:table-cell>
          <table:table-cell office:value-type="float" office:value="12">
            <text:p>12</text:p>
          </table:table-cell>
          <table:table-cell table:style-name="ce4" table:formula="of:=1000*EXP(-(([.$D$205]-[.L84])^2)/(2*[.$F$201]^2))/([.$F$201]*SQRT(2*PI()))" office:value-type="float" office:value="7.57510216731956">
            <text:p>7,58</text:p>
          </table:table-cell>
          <table:table-cell table:style-name="ce4" table:formula="of:=(([.N84]-[.M84])^2)/[.N84]" office:value-type="float" office:value="2.58474676607408">
            <text:p>2,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520">
            <text:p>520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string">
            <text:p>570-575 </text:p>
          </table:table-cell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table:style-name="ce4" table:formula="of:=1000*EXP(-(([.$D$205]-[.L85])^2)/(2*[.$F$201]^2))/([.$F$201]*SQRT(2*PI()))" office:value-type="float" office:value="4.90438613720917">
            <text:p>4,90</text:p>
          </table:table-cell>
          <table:table-cell table:style-name="ce4" table:formula="of:=(([.N85]-[.M85])^2)/[.N85]" office:value-type="float" office:value="0.895442842194345">
            <text:p>0,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507">
            <text:p>50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575-580 </text:p>
          </table:table-cell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table:style-name="ce4" table:formula="of:=1000*EXP(-(([.$D$205]-[.L86])^2)/(2*[.$F$201]^2))/([.$F$201]*SQRT(2*PI()))" office:value-type="float" office:value="2.94676748158366">
            <text:p>2,95</text:p>
          </table:table-cell>
          <table:table-cell table:style-name="ce4" table:formula="of:=(([.N86]-[.M86])^2)/[.N86]" office:value-type="float" office:value="0.304187103253405">
            <text:p>0,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557">
            <text:p>557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string">
            <text:p>580-585 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table:style-name="ce4" table:formula="of:=1000*EXP(-(([.$D$205]-[.L87])^2)/(2*[.$F$201]^2))/([.$F$201]*SQRT(2*PI()))" office:value-type="float" office:value="1.64313078338207">
            <text:p>1,64</text:p>
          </table:table-cell>
          <table:table-cell table:style-name="ce4" table:formula="of:=(([.N87]-[.M87])^2)/[.N87]" office:value-type="float" office:value="0.251725065781001">
            <text:p>0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564">
            <text:p>564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string">
            <text:p>585-590 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table:style-name="ce4" table:formula="of:=1000*EXP(-(([.$D$205]-[.L88])^2)/(2*[.$F$201]^2))/([.$F$201]*SQRT(2*PI()))" office:value-type="float" office:value="0.850282902572607">
            <text:p>0,85</text:p>
          </table:table-cell>
          <table:table-cell table:style-name="ce4" table:formula="of:=(([.N88]-[.M88])^2)/[.N88]" office:value-type="float" office:value="0.0263620604321975">
            <text:p>0,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544">
            <text:p>54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590-595 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style-name="ce4" table:formula="of:=1000*EXP(-(([.$D$205]-[.L89])^2)/(2*[.$F$201]^2))/([.$F$201]*SQRT(2*PI()))" office:value-type="float" office:value="0.408338013514147">
            <text:p>0,41</text:p>
          </table:table-cell>
          <table:table-cell table:style-name="ce4" table:formula="of:=(([.N89]-[.M89])^2)/[.N89]" office:value-type="float" office:value="0.857289536283297">
            <text:p>0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525">
            <text:p>525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595-600 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4" table:formula="of:=1000*EXP(-(([.$D$205]-[.L90])^2)/(2*[.$F$201]^2))/([.$F$201]*SQRT(2*PI()))" office:value-type="float" office:value="0.181987361246133">
            <text:p>0,18</text:p>
          </table:table-cell>
          <table:table-cell table:style-name="ce4" table:formula="of:=(([.N90]-[.M90])^2)/[.N90]" office:value-type="float" office:value="3.67687444105564">
            <text:p>3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530">
            <text:p>530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600-605 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style-name="ce4" table:formula="of:=1000*EXP(-(([.$D$205]-[.L91])^2)/(2*[.$F$201]^2))/([.$F$201]*SQRT(2*PI()))" office:value-type="float" office:value="0.07527100160733">
            <text:p>0,08</text:p>
          </table:table-cell>
          <table:table-cell table:style-name="ce4" table:formula="of:=(([.N91]-[.M91])^2)/[.N91]" office:value-type="float" office:value="0.07527100160733">
            <text:p>0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555">
            <text:p>555</text:p>
          </table:table-cell>
          <table:table-cell table:number-columns-repeated="5"/>
          <table:table-cell office:value-type="float" office:value="23">
            <text:p>23</text:p>
          </table:table-cell>
          <table:table-cell office:value-type="string">
            <text:p>605-610 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style-name="ce4" table:formula="of:=1000*EXP(-(([.$D$205]-[.L92])^2)/(2*[.$F$201]^2))/([.$F$201]*SQRT(2*PI()))" office:value-type="float" office:value="0.0288921069089145">
            <text:p>0,03</text:p>
          </table:table-cell>
          <table:table-cell table:style-name="ce4" table:formula="of:=(([.N92]-[.M92])^2)/[.N92]" office:value-type="float" office:value="0.0288921069089145">
            <text:p>0,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544">
            <text:p>544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string">
            <text:p>$-610-\inf$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table:style-name="ce4" table:formula="of:=1000*EXP(-(([.$D$205]-[.L93])^2)/(2*[.$F$201]^2))/([.$F$201]*SQRT(2*PI()))" office:value-type="float" office:value="0.0102919053193867">
            <text:p>0,01</text:p>
          </table:table-cell>
          <table:table-cell table:style-name="ce4" table:formula="of:=(([.N93]-[.M93])^2)/[.N93]" office:value-type="float" office:value="0.0102919053193867">
            <text:p>0,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565">
            <text:p>5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542">
            <text:p>5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 table:number-columns-repeated="9"/>
          <table:table-cell office:value-type="string">
            <text:p>Suma</text:p>
          </table:table-cell>
          <table:table-cell table:style-name="ce4" table:formula="of:= SUM([.O70:.O93])" office:value-type="float" office:value="23.2204065766268">
            <text:p>23,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565">
            <text:p>5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539">
            <text:p>5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526">
            <text:p>5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514">
            <text:p>5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551">
            <text:p>5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535">
            <text:p>5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532">
            <text:p>5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568">
            <text:p>5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550">
            <text:p>5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521">
            <text:p>5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539">
            <text:p>5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538">
            <text:p>5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534">
            <text:p>5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538">
            <text:p>5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513">
            <text:p>5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545">
            <text:p>5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523">
            <text:p>5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543">
            <text:p>5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528">
            <text:p>5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526">
            <text:p>5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548">
            <text:p>5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545">
            <text:p>5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554">
            <text:p>5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530">
            <text:p>5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536">
            <text:p>5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551">
            <text:p>5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526">
            <text:p>5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529">
            <text:p>5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532">
            <text:p>5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567">
            <text:p>5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41">
            <text:p>5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544">
            <text:p>5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528">
            <text:p>5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534">
            <text:p>5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546">
            <text:p>5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578">
            <text:p>5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571">
            <text:p>5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548">
            <text:p>5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536">
            <text:p>5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568">
            <text:p>5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531">
            <text:p>5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535">
            <text:p>5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523">
            <text:p>5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536">
            <text:p>5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521">
            <text:p>5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532">
            <text:p>5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523">
            <text:p>5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527">
            <text:p>5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float" office:value="507">
            <text:p>5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521">
            <text:p>5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float" office:value="541">
            <text:p>5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539">
            <text:p>5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float" office:value="573">
            <text:p>5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527">
            <text:p>5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563">
            <text:p>5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563">
            <text:p>5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558">
            <text:p>5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float" office:value="545">
            <text:p>5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float" office:value="530">
            <text:p>5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535">
            <text:p>5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571">
            <text:p>5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543">
            <text:p>5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547">
            <text:p>5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float" office:value="518">
            <text:p>5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float" office:value="533">
            <text:p>5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float" office:value="518">
            <text:p>5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float" office:value="546">
            <text:p>5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513">
            <text:p>5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float" office:value="555">
            <text:p>5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512">
            <text:p>5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549">
            <text:p>5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float" office:value="572">
            <text:p>5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574">
            <text:p>5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564">
            <text:p>5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548">
            <text:p>5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float" office:value="537">
            <text:p>5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float" office:value="538">
            <text:p>5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570">
            <text:p>5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545">
            <text:p>5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float" office:value="530">
            <text:p>5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529">
            <text:p>5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566">
            <text:p>5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float" office:value="544">
            <text:p>5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549">
            <text:p>5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556">
            <text:p>5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526">
            <text:p>5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561">
            <text:p>5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518">
            <text:p>5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float" office:value="527">
            <text:p>5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530">
            <text:p>5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float" office:value="532">
            <text:p>5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539">
            <text:p>5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float" office:value="557">
            <text:p>5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559">
            <text:p>559</text:p>
          </table:table-cell>
          <table:table-cell/>
          <table:table-cell table:style-name="ce4" table:formula="of:=STDEV([.D4:.D203])" office:value-type="float" office:value="18.2959746513328">
            <text:p>18,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float" office:value="534">
            <text:p>5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511">
            <text:p>51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4" table:formula="of:=AVERAGE([.D4:.D203])" office:value-type="float" office:value="543.395">
            <text:p>543,40</text:p>
          </table:table-cell>
          <table:table-cell table:number-columns-repeated="12"/>
        </table:table-row>
      </table:table>
      <table:table table:name="II pomiar" table:style-name="ta1" table:print="false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W domku</text:p>
          </table:table-cell>
          <table:table-cell office:value-type="string">
            <text:p>na samym dole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miar</text:p>
          </table:table-cell>
          <table:table-cell office:value-type="string">
            <text:p>Zliczenia bezw</text:p>
          </table:table-cell>
          <table:table-cell office:value-type="string">
            <text:p>zliczenia wzg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C9]-[.C8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10]-[.C9]" office:value-type="float" office:value="5">
            <text:p>5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Czest</text:p>
          </table:table-cell>
          <table:table-cell/>
          <table:table-cell>
            <draw:frame table:end-cell-address="'II pomiar'.Q31" table:end-x="1.139cm" table:end-y="0.305cm" draw:z-index="0" draw:style-name="gr1" draw:text-style-name="P1" svg:width="17.988cm" svg:height="9.103cm" svg:x="0.943cm" svg:y="0.317cm">
              <draw:object draw:notify-on-update-of-ranges="'II pomiar'.H11:'II pomiar'.H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C11]-[.C10]" office:value-type="float" office:value="9">
            <text:p>9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14" table:formula="of:=FREQUENCY([.D8:.D107];[.G11:.G23])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[.C12]-[.C11]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[.C13]-[.C12]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C14]-[.C13]"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[.C15]-[.C14]"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C16]-[.C15]"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[.C17]-[.C16]"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table:formula="of:=[.C18]-[.C17]"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[.C19]-[.C18]"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table:formula="of:=[.C20]-[.C19]"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table:formula="of:=[.C21]-[.C20]"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[.C22]-[.C21]"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[.C23]-[.C22]"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[.C24]-[.C23]"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table:formula="of:=[.C25]-[.C24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[.C26]-[.C25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table:formula="of:=[.C27]-[.C26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table:formula="of:=[.C28]-[.C27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table:formula="of:=[.C29]-[.C28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[.C30]-[.C29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table:formula="of:=[.C31]-[.C30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table:formula="of:=[.C32]-[.C31]"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8651695203">
            <text:p>0,0086516952</text:p>
          </table:table-cell>
          <table:table-cell table:style-name="ce4" table:formula="of:=[.$J$32]*100" office:value-type="float" office:value="0.8651695203">
            <text:p>0,87</text:p>
          </table:table-cell>
          <table:table-cell table:style-name="ce4" table:formula="of:=([.I32]-[.K32])^2/[.K32]" office:value-type="float" office:value="0.021012365587993">
            <text:p>0,0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table:formula="of:=[.C33]-[.C32]"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4109555221">
            <text:p>0,0410955522</text:p>
          </table:table-cell>
          <table:table-cell table:style-name="ce4" table:formula="of:=[.J33]*100" office:value-type="float" office:value="4.109555221">
            <text:p>4,11</text:p>
          </table:table-cell>
          <table:table-cell table:style-name="ce4" table:formula="of:=([.I33]-[.K33])^2/[.K33]" office:value-type="float" office:value="0.869627312509681">
            <text:p>0,87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table:formula="of:=[.C34]-[.C33]"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976019365">
            <text:p>0,0976019365</text:p>
          </table:table-cell>
          <table:table-cell table:style-name="ce4" table:formula="of:=[.J34]*100" office:value-type="float" office:value="9.76019365">
            <text:p>9,76</text:p>
          </table:table-cell>
          <table:table-cell table:style-name="ce4" table:formula="of:=([.I34]-[.K34])^2/[.K34]" office:value-type="float" office:value="1.07542386574475">
            <text:p>1,08</text:p>
          </table:table-cell>
          <table:table-cell office:value-type="string">
            <text:p>chi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table:formula="of:=[.C35]-[.C34]" office:value-type="float" office:value="8">
            <text:p>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545363995">
            <text:p>0,1545363995</text:p>
          </table:table-cell>
          <table:table-cell table:style-name="ce4" table:formula="of:=[.J35]*100" office:value-type="float" office:value="15.45363995">
            <text:p>15,45</text:p>
          </table:table-cell>
          <table:table-cell table:style-name="ce4" table:formula="of:=([.I35]-[.K35])^2/[.K35]" office:value-type="float" office:value="1.92460732878897">
            <text:p>1,92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table:formula="of:=[.C36]-[.C35]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1835119744">
            <text:p>0,1835119744</text:p>
          </table:table-cell>
          <table:table-cell table:style-name="ce4" table:formula="of:=[.J36]*100" office:value-type="float" office:value="18.35119744">
            <text:p>18,35</text:p>
          </table:table-cell>
          <table:table-cell table:style-name="ce4" table:formula="of:=([.I36]-[.K36])^2/[.K36]" office:value-type="float" office:value="0.611977737070358">
            <text:p>0,6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table:formula="of:=[.C37]-[.C36]"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.1743363757">
            <text:p>0,1743363757</text:p>
          </table:table-cell>
          <table:table-cell table:style-name="ce4" table:formula="of:=[.J37]*100" office:value-type="float" office:value="17.43363757">
            <text:p>17,43</text:p>
          </table:table-cell>
          <table:table-cell table:style-name="ce4" table:formula="of:=([.I37]-[.K37])^2/[.K37]" office:value-type="float" office:value="0.729563232632666">
            <text:p>0,73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table:formula="of:=[.C38]-[.C37]" office:value-type="float" office:value="3">
            <text:p>3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.1380162974">
            <text:p>0,1380162974</text:p>
          </table:table-cell>
          <table:table-cell table:style-name="ce4" table:formula="of:=[.J38]*100" office:value-type="float" office:value="13.80162974">
            <text:p>13,80</text:p>
          </table:table-cell>
          <table:table-cell table:style-name="ce4" table:formula="of:=([.I38]-[.K38])^2/[.K38]" office:value-type="float" office:value="0.104052297236345">
            <text:p>0,1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table:formula="of:=[.C39]-[.C38]" office:value-type="float" office:value="6">
            <text:p>6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0936539161">
            <text:p>0,0936539161</text:p>
          </table:table-cell>
          <table:table-cell table:style-name="ce4" table:formula="of:=[.J39]*100" office:value-type="float" office:value="9.36539161">
            <text:p>9,37</text:p>
          </table:table-cell>
          <table:table-cell table:style-name="ce4" table:formula="of:=([.I39]-[.K39])^2/[.K39]" office:value-type="float" office:value="1.20933124425519">
            <text:p>1,21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table:formula="of:=[.C40]-[.C39]"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0556070127">
            <text:p>0,0556070127</text:p>
          </table:table-cell>
          <table:table-cell table:style-name="ce4" table:formula="of:=[.J40]*100" office:value-type="float" office:value="5.56070127">
            <text:p>5,56</text:p>
          </table:table-cell>
          <table:table-cell table:style-name="ce4" table:formula="of:=([.I40]-[.K40])^2/[.K40]" office:value-type="float" office:value="0.0565370982749471">
            <text:p>0,06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77">
            <text:p>177</text:p>
          </table:table-cell>
          <table:table-cell table:formula="of:=[.C41]-[.C40]" office:value-type="float" office:value="4">
            <text:p>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0293481456">
            <text:p>0,0293481456</text:p>
          </table:table-cell>
          <table:table-cell table:style-name="ce4" table:formula="of:=[.J41]*100" office:value-type="float" office:value="2.93481456">
            <text:p>2,93</text:p>
          </table:table-cell>
          <table:table-cell table:style-name="ce4" table:formula="of:=([.I41]-[.K41])^2/[.K41]" office:value-type="float" office:value="1.45324033747059">
            <text:p>1,45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1">
            <text:p>181</text:p>
          </table:table-cell>
          <table:table-cell table:formula="of:=[.C42]-[.C41]" office:value-type="float" office:value="4">
            <text:p>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39403692">
            <text:p>0,0139403692</text:p>
          </table:table-cell>
          <table:table-cell table:style-name="ce4" table:formula="of:=[.J42]*100" office:value-type="float" office:value="1.39403692">
            <text:p>1,39</text:p>
          </table:table-cell>
          <table:table-cell table:style-name="ce4" table:formula="of:=([.I42]-[.K42])^2/[.K42]" office:value-type="float" office:value="0.263401384177893">
            <text:p>0,26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table:formula="of:=[.C43]-[.C42]" office:value-type="float" office:value="9">
            <text:p>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0601970486">
            <text:p>0,0060197049</text:p>
          </table:table-cell>
          <table:table-cell table:style-name="ce4" table:formula="of:=[.J43]*100" office:value-type="float" office:value="0.601970486">
            <text:p>0,60</text:p>
          </table:table-cell>
          <table:table-cell table:style-name="ce4" table:formula="of:=([.I43]-[.K43])^2/[.K43]" office:value-type="float" office:value="0.263181497597668">
            <text:p>0,26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2">
            <text:p>192</text:p>
          </table:table-cell>
          <table:table-cell table:formula="of:=[.C44]-[.C43]" office:value-type="float" office:value="2">
            <text:p>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238279984">
            <text:p>0,0023827998</text:p>
          </table:table-cell>
          <table:table-cell table:style-name="ce4" table:formula="of:=[.J44]*100" office:value-type="float" office:value="0.238279984">
            <text:p>0,24</text:p>
          </table:table-cell>
          <table:table-cell table:style-name="ce4" table:formula="of:=([.I44]-[.K44])^2/[.K44]" office:value-type="float" office:value="0.238279984">
            <text:p>0,24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table:formula="of:=[.C45]-[.C44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1">
            <text:p>201</text:p>
          </table:table-cell>
          <table:table-cell table:formula="of:=[.C46]-[.C45]" office:value-type="float" office:value="2">
            <text:p>2</text:p>
          </table:table-cell>
          <table:table-cell table:number-columns-repeated="6"/>
          <table:table-cell office:value-type="string">
            <text:p>chi</text:p>
          </table:table-cell>
          <table:table-cell table:style-name="ce4" table:formula="of:=SUM([.L32:.L44])" office:value-type="float" office:value="8.82023568534704">
            <text:p>8,82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4">
            <text:p>204</text:p>
          </table:table-cell>
          <table:table-cell table:formula="of:=[.C47]-[.C46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table:formula="of:=[.C48]-[.C47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12">
            <text:p>212</text:p>
          </table:table-cell>
          <table:table-cell table:formula="of:=[.C49]-[.C48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 table:formula="of:=[.C50]-[.C49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20">
            <text:p>220</text:p>
          </table:table-cell>
          <table:table-cell table:formula="of:=[.C51]-[.C50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3">
            <text:p>223</text:p>
          </table:table-cell>
          <table:table-cell table:formula="of:=[.C52]-[.C51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25">
            <text:p>225</text:p>
          </table:table-cell>
          <table:table-cell table:formula="of:=[.C53]-[.C52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29">
            <text:p>229</text:p>
          </table:table-cell>
          <table:table-cell table:formula="of:=[.C54]-[.C53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36">
            <text:p>236</text:p>
          </table:table-cell>
          <table:table-cell table:formula="of:=[.C55]-[.C54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41">
            <text:p>241</text:p>
          </table:table-cell>
          <table:table-cell table:formula="of:=[.C56]-[.C55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44">
            <text:p>244</text:p>
          </table:table-cell>
          <table:table-cell table:formula="of:=[.C57]-[.C56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48">
            <text:p>248</text:p>
          </table:table-cell>
          <table:table-cell table:formula="of:=[.C58]-[.C57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54">
            <text:p>254</text:p>
          </table:table-cell>
          <table:table-cell table:formula="of:=[.C59]-[.C58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59">
            <text:p>259</text:p>
          </table:table-cell>
          <table:table-cell table:formula="of:=[.C60]-[.C59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63">
            <text:p>263</text:p>
          </table:table-cell>
          <table:table-cell table:formula="of:=[.C61]-[.C60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65">
            <text:p>265</text:p>
          </table:table-cell>
          <table:table-cell table:formula="of:=[.C62]-[.C61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table:formula="of:=[.C63]-[.C62]" office:value-type="float" office:value="0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70">
            <text:p>270</text:p>
          </table:table-cell>
          <table:table-cell table:formula="of:=[.C64]-[.C63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76">
            <text:p>276</text:p>
          </table:table-cell>
          <table:table-cell table:formula="of:=[.C65]-[.C64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80">
            <text:p>280</text:p>
          </table:table-cell>
          <table:table-cell table:formula="of:=[.C66]-[.C65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table:formula="of:=[.C67]-[.C66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95">
            <text:p>295</text:p>
          </table:table-cell>
          <table:table-cell table:formula="of:=[.C68]-[.C67]"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296">
            <text:p>296</text:p>
          </table:table-cell>
          <table:table-cell table:formula="of:=[.C69]-[.C68]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 table:formula="of:=[.C70]-[.C69]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02">
            <text:p>302</text:p>
          </table:table-cell>
          <table:table-cell table:formula="of:=[.C71]-[.C70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305">
            <text:p>305</text:p>
          </table:table-cell>
          <table:table-cell table:formula="of:=[.C72]-[.C71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308">
            <text:p>308</text:p>
          </table:table-cell>
          <table:table-cell table:formula="of:=[.C73]-[.C72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10">
            <text:p>310</text:p>
          </table:table-cell>
          <table:table-cell table:formula="of:=[.C74]-[.C73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311">
            <text:p>311</text:p>
          </table:table-cell>
          <table:table-cell table:formula="of:=[.C75]-[.C74]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315">
            <text:p>315</text:p>
          </table:table-cell>
          <table:table-cell table:formula="of:=[.C76]-[.C75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324">
            <text:p>324</text:p>
          </table:table-cell>
          <table:table-cell table:formula="of:=[.C77]-[.C76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328">
            <text:p>328</text:p>
          </table:table-cell>
          <table:table-cell table:formula="of:=[.C78]-[.C77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334">
            <text:p>334</text:p>
          </table:table-cell>
          <table:table-cell table:formula="of:=[.C79]-[.C78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337">
            <text:p>337</text:p>
          </table:table-cell>
          <table:table-cell table:formula="of:=[.C80]-[.C79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343">
            <text:p>343</text:p>
          </table:table-cell>
          <table:table-cell table:formula="of:=[.C81]-[.C80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349">
            <text:p>349</text:p>
          </table:table-cell>
          <table:table-cell table:formula="of:=[.C82]-[.C81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353">
            <text:p>353</text:p>
          </table:table-cell>
          <table:table-cell table:formula="of:=[.C83]-[.C82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358">
            <text:p>358</text:p>
          </table:table-cell>
          <table:table-cell table:formula="of:=[.C84]-[.C83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63">
            <text:p>363</text:p>
          </table:table-cell>
          <table:table-cell table:formula="of:=[.C85]-[.C84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364">
            <text:p>364</text:p>
          </table:table-cell>
          <table:table-cell table:formula="of:=[.C86]-[.C85]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370">
            <text:p>370</text:p>
          </table:table-cell>
          <table:table-cell table:formula="of:=[.C87]-[.C86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375">
            <text:p>375</text:p>
          </table:table-cell>
          <table:table-cell table:formula="of:=[.C88]-[.C87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379">
            <text:p>379</text:p>
          </table:table-cell>
          <table:table-cell table:formula="of:=[.C89]-[.C88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384">
            <text:p>384</text:p>
          </table:table-cell>
          <table:table-cell table:formula="of:=[.C90]-[.C89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393">
            <text:p>393</text:p>
          </table:table-cell>
          <table:table-cell table:formula="of:=[.C91]-[.C90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399">
            <text:p>399</text:p>
          </table:table-cell>
          <table:table-cell table:formula="of:=[.C92]-[.C91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405">
            <text:p>405</text:p>
          </table:table-cell>
          <table:table-cell table:formula="of:=[.C93]-[.C92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408">
            <text:p>408</text:p>
          </table:table-cell>
          <table:table-cell table:formula="of:=[.C94]-[.C93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412">
            <text:p>412</text:p>
          </table:table-cell>
          <table:table-cell table:formula="of:=[.C95]-[.C94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419">
            <text:p>419</text:p>
          </table:table-cell>
          <table:table-cell table:formula="of:=[.C96]-[.C95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25">
            <text:p>425</text:p>
          </table:table-cell>
          <table:table-cell table:formula="of:=[.C97]-[.C96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430">
            <text:p>430</text:p>
          </table:table-cell>
          <table:table-cell table:formula="of:=[.C98]-[.C97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435">
            <text:p>435</text:p>
          </table:table-cell>
          <table:table-cell table:formula="of:=[.C99]-[.C98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43">
            <text:p>443</text:p>
          </table:table-cell>
          <table:table-cell table:formula="of:=[.C100]-[.C99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 table:formula="of:=[.C101]-[.C100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458">
            <text:p>458</text:p>
          </table:table-cell>
          <table:table-cell table:formula="of:=[.C102]-[.C101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62">
            <text:p>462</text:p>
          </table:table-cell>
          <table:table-cell table:formula="of:=[.C103]-[.C102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463">
            <text:p>463</text:p>
          </table:table-cell>
          <table:table-cell table:formula="of:=[.C104]-[.C103]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465">
            <text:p>465</text:p>
          </table:table-cell>
          <table:table-cell table:formula="of:=[.C105]-[.C104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70">
            <text:p>470</text:p>
          </table:table-cell>
          <table:table-cell table:formula="of:=[.C106]-[.C105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75">
            <text:p>475</text:p>
          </table:table-cell>
          <table:table-cell table:formula="of:=[.C107]-[.C106]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AVERAGE([.D8:.D107])" office:value-type="float" office:value="4.75">
            <text:p>4,7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9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.04.2015</text:date>, <text:time>20:1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08T13:34:36</meta:creation-date>
    <meta:generator>OpenOffice/4.1.1$Unix OpenOffice.org_project/411m6$Build-9775</meta:generator>
    <dc:date>2015-04-19T20:17:58</dc:date>
    <meta:editing-duration>PT10H36M30S</meta:editing-duration>
    <meta:editing-cycles>6</meta:editing-cycles>
    <dc:creator>Axel Zuziak</dc:creator>
    <meta:document-statistic meta:table-count="4" meta:cell-count="17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.004cm" svg:height="9.139cm" xlink:href=".." xlink:type="simple" chart:class="chart:scatter" chart:style-name="ch1">
        <chart:plot-area chart:style-name="ch2" table:cell-range-address="Arkusz1.D14:Arkusz1.E32" svg:x="0.386cm" svg:y="0.868cm" svg:width="15.809cm" svg:height="7.654cm">
          <chartooo:coordinate-region svg:x="1.421cm" svg:y="1.071cm" svg:width="14.38cm" svg:height="6.796cm"/>
          <chart:axis chart:dimension="x" chart:name="primary-x" chart:style-name="ch3"/>
          <chart:axis chart:dimension="y" chart:name="primary-y" chart:style-name="ch3"/>
          <chart:series chart:style-name="ch4" chart:values-cell-range-address="Arkusz1.E14:Arkusz1.E32" chart:class="chart:scatter">
            <chart:domain table:cell-range-address="Arkusz1.D14:Arkusz1.D32"/>
            <chart:data-point chart:repeated="1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Arkusz1.D14:Arkusz1.D32</svg:desc>
                </draw:g>
              </table:table-cell>
              <table:table-cell office:value-type="float" office:value="0">
                <text:p>0</text:p>
                <draw:g>
                  <svg:desc>Arkusz1.E14:Arkusz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">
                <text:p>12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0">
                <text:p>132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0">
                <text:p>134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0">
                <text:p>136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0">
                <text:p>138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0">
                <text:p>14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">
                <text:p>146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9cm" svg:height="9.116cm" xlink:href=".." xlink:type="simple" chart:class="chart:bar" chart:style-name="ch1">
        <chart:plot-area chart:style-name="ch2" table:cell-range-address="Arkusz1.G38:Arkusz1.G43" svg:x="0.786cm" svg:y="0.863cm" svg:width="15.371cm" svg:height="7.651cm">
          <chartooo:coordinate-region svg:x="1.442cm" svg:y="1.066cm" svg:width="14.715cm" svg:height="6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G38:Arkusz1.G4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1.G38:Arkusz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89cm" svg:height="9.004cm" xlink:href=".." xlink:type="simple" chart:class="chart:bar" chart:style-name="ch1">
        <chart:legend chart:legend-position="end" svg:x="15.478cm" svg:y="4.199cm" style:legend-expansion="high" chart:style-name="ch2"/>
        <chart:plot-area chart:style-name="ch3" table:cell-range-address="'II pomiar'.H11:'II pomiar'.H23" svg:x="0.809cm" svg:y="0.855cm" svg:width="13.951cm" svg:height="7.549cm">
          <chartooo:coordinate-region svg:x="1.465cm" svg:y="1.058cm" svg:width="13.295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I pomiar'.H11:'II pomiar'.H2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I pomiar'.H11:'II pomiar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111cm" xlink:href=".." xlink:type="simple" chart:class="chart:bar" chart:style-name="ch1">
        <chart:plot-area chart:style-name="ch2" table:cell-range-address="'III pomiar'.H8:'III pomiar'.H31" svg:x="0.77cm" svg:y="0.863cm" svg:width="14.59cm" svg:height="7.646cm">
          <chartooo:coordinate-region svg:x="1.426cm" svg:y="1.066cm" svg:width="13.934cm" svg:height="6.7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II pomiar'.H8:'III pomiar'.H31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II pomiar'.H8:'III pomiar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